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Meeting with Thomas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3" calcext:value-type="date">
            <text:p>2025-05-2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 to run all centralized experiments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searched ideas for improvement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5" calcext:value-type="date">
            <text:p>2025-05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Experimented; Tried parallel auxiliary region processing on cloud server; Started writing</text:p>
          </table:table-cell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Experimented; Wrote about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29" calcext:value-type="date">
            <text:p>2025-05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31" calcext:value-type="date">
            <text:p>2025-05-3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1" calcext:value-type="date">
            <text:p>2025-06-0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2" calcext:value-type="date">
            <text:p>2025-06-0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3" calcext:value-type="date">
            <text:p>2025-06-0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4" calcext:value-type="date">
            <text:p>2025-06-0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26.75" calcext:value-type="float">
            <text:p>226.7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46467391304348" calcext:value-type="float">
            <text:p>2.46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18:12:34.7655669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26T18:12:51.215791150</dc:date>
    <meta:editing-duration>PT2H37M46S</meta:editing-duration>
    <meta:editing-cycles>114</meta:editing-cycles>
    <meta:generator>LibreOffice/24.2.7.2$Linux_X86_64 LibreOffice_project/420$Build-2</meta:generator>
    <meta:document-statistic meta:table-count="1" meta:cell-count="298" meta:object-count="0"/>
  </office:meta>
</office:document-meta>
</file>